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7.(Semipresencial) Activitats no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6">1. Activitat 01<text:tab/>3</text:span></text:a></text:p>
        </text:index-body>
      </text:table-of-content>
      <text:p text:style-name="P12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4">UD08. Activitats no avaluables 01 (Semipresencial)</text:span></text:p>
      <text:list xml:id="list1713312374" text:style-name="WWNum2">
        <text:list-item>
          <text:p text:style-name="P24"><text:bookmark text:name="_dbh0n1vac4c8"/>Activitat 01</text:p>
        </text:list-item>
      </text:list>
      <text:p text:style-name="Standard">Revisa els exemples del 07 al 09 que pots trobar al repositori:</text:p>
      <text:p text:style-name="Standard"><text:a xlink:type="simple" xlink:href="https://github.com/sergarb1/OdooModulosEjemplos" text:style-name="ListLabel_20_10" text:visited-style-name="ListLabel_20_10"><text:span text:style-name="T18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1055472878" text:style-name="WWNum1">
        <text:list-item>
          <text:p text:style-name="P20"><text:soft-page-break/>Revisar els seus manifests.</text:p>
        </text:list-item>
        <text:list-item>
          <text:p text:style-name="P21">Revisar els seus models de dades.</text:p>
        </text:list-item>
        <text:list-item>
          <text:p text:style-name="P21">Revisar les seues vistes.</text:p>
        </text:list-item>
        <text:list-item>
          <text:p text:style-name="P21">Revisa els controladors Web (normals i l'API Rest).</text:p>
        </text:list-item>
        <text:list-item>
          <text:p text:style-name="P22">Prova l’exemple que utilitza dependències externes amb la biblioteca <text:a xlink:type="simple" xlink:href="https://pypi.org/project/pyBarcode/" text:style-name="ListLabel_20_10" text:visited-style-name="ListLabel_20_10"><text:span text:style-name="T18">https://pypi.org/project/pyBarcode/</text:span></text:a>.</text:p>
        </text:list-item>
      </text:list>
      <text:p text:style-name="P23"/>
      <text:p text:style-name="P23">Comparteix els teus dubtes, observ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no avaluables 01</text:span></text:p>
      </style:header>
      <style:footer>
        <text:p text:style-name="MP4"><text:span text:style-name="MT1">Sistemes de gestió empresarial<text:tab/><text:tab/>UD07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7" meta:word-count="190" meta:character-count="1273" meta:non-whitespace-character-count="1109"/>
    <meta:generator>LibreOfficeDev/6.0.5.2$Linux_X86_64 LibreOffice_project/</meta:generator>
  </office:meta>
</office:document-meta>
</file>